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0B162A7CC6CDAC4CF12.png" manifest:media-type="image/png"/>
  <manifest:file-entry manifest:full-path="Pictures/1000000000000210000000E6223A1D61CA919397.png" manifest:media-type="image/png"/>
  <manifest:file-entry manifest:full-path="Pictures/1000000000000273000000631CAF28ADAC011FE4.png" manifest:media-type="image/png"/>
  <manifest:file-entry manifest:full-path="Pictures/1000000000000436000001896003E9EA59DAA939.png" manifest:media-type="image/png"/>
  <manifest:file-entry manifest:full-path="Pictures/1000000000000253000001D7C87A6AB230DAB6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ion servidor DHCP</text:p>
      <text:p text:style-name="Standard"/>
      <text:p text:style-name="Standard"><draw:frame draw:style-name="fr1" draw:name="Imagen1" text:anchor-type="paragraph" svg:width="16.589cm" svg:height="2.619cm" draw:z-index="0"><draw:image xlink:href="Pictures/1000000000000273000000631CAF28ADAC011FE4.png" xlink:type="simple" xlink:show="embed" xlink:actuate="onLoad"/></draw:frame></text:p>
      <text:p text:style-name="Standard"><draw:frame draw:style-name="fr2" draw:name="Imagen2" text:anchor-type="paragraph" svg:x="0.18cm" svg:y="0cm" svg:width="15.743cm" svg:height="12.462cm" draw:z-index="1"><draw:image xlink:href="Pictures/1000000000000253000001D7C87A6AB230DAB691.png" xlink:type="simple" xlink:show="embed" xlink:actuate="onLoad"/></draw:frame></text:p>
      <text:p text:style-name="Standard"><draw:frame draw:style-name="fr2" draw:name="Imagen3" text:anchor-type="paragraph" svg:x="0.642cm" svg:y="0.143cm" svg:width="13.97cm" svg:height="6.085cm" draw:z-index="2"><draw:image xlink:href="Pictures/1000000000000210000000E6223A1D61CA9193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paragraph" svg:width="15.028cm" svg:height="4.683cm" draw:z-index="3"><draw:image xlink:href="Pictures/1000000000000238000000B162A7CC6CDAC4CF12.png" xlink:type="simple" xlink:show="embed" xlink:actuate="onLoad"/></draw:frame><draw:frame draw:style-name="fr2" draw:name="Imagen5" text:anchor-type="paragraph" svg:x="-0.503cm" svg:y="6.562cm" svg:width="17cm" svg:height="6.197cm" draw:z-index="4"><draw:image xlink:href="Pictures/1000000000000436000001896003E9EA59DAA93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2:00:32.126768985</meta:creation-date>
    <dc:date>2021-09-21T12:42:16.477444939</dc:date>
    <meta:editing-duration>PT31M34S</meta:editing-duration>
    <meta:editing-cycles>1</meta:editing-cycles>
    <meta:document-statistic meta:table-count="0" meta:image-count="5" meta:object-count="0" meta:page-count="2" meta:paragraph-count="1" meta:word-count="3" meta:character-count="25" meta:non-whitespace-character-count="23"/>
    <meta:generator>LibreOffice/6.0.7.3$Linux_X86_64 LibreOffice_project/00m0$Build-3</meta:generator>
  </office:meta>
</office:document-meta>
</file>